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6.111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1.9937in"/>
    </style:style>
    <style:style style:name="co7" style:family="table-column">
      <style:table-column-properties fo:break-before="auto" style:column-width="8.06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ensy-load-bom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5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1" office:value-type="string" calcext:value-type="string">
            <text:p>Reference</text:p>
          </table:table-cell>
          <table:table-cell table:style-name="ce12" office:value-type="string" calcext:value-type="string">
            <text:p>Quanti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Footprint</text:p>
          </table:table-cell>
          <table:table-cell table:style-name="ce12" office:value-type="string" calcext:value-type="string">
            <text:p>FP check</text:p>
          </table:table-cell>
          <table:table-cell table:style-name="ce14" office:value-type="string" calcext:value-type="string">
            <text:p>MPN</text:p>
          </table:table-cell>
          <table:table-cell table:style-name="ce11" office:value-type="string" calcext:value-type="string">
            <text:p>Datasheet</text:p>
          </table:table-cell>
          <table:table-cell table:style-name="ce11" table:number-columns-repeated="57"/>
          <table:table-cell table:number-columns-repeated="960"/>
        </table:table-row>
        <table:table-row table:style-name="ro1">
          <table:table-cell table:style-name="ce11" office:value-type="string" calcext:value-type="string">
            <text:p>C101 C201 C301 </text:p>
          </table:table-cell>
          <table:table-cell table:style-name="ce12" office:value-type="float" office:value="3" calcext:value-type="float">
            <text:p>3</text:p>
          </table:table-cell>
          <table:table-cell table:style-name="ce11" office:value-type="string" calcext:value-type="string">
            <text:p>0.1U</text:p>
          </table:table-cell>
          <table:table-cell table:style-name="ce11" office:value-type="string" calcext:value-type="string">
            <text:p>Capacitor_SMD:C_0805_2012Metric_Pad1.15x1.40mm_HandSolder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float" office:value="885012207098" calcext:value-type="float">
            <text:p>885012207098</text:p>
          </table:table-cell>
          <table:table-cell table:style-name="ce11" office:value-type="string" calcext:value-type="string">
            <text:p><text:a xlink:href="https://www.mouser.at/datasheet/2/445/885012207098-1727748.pdf" xlink:type="simple">https://www.mouser.at/datasheet/2/445/885012207098-1727748.pdf
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D301 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1N914</text:p>
          </table:table-cell>
          <table:table-cell table:style-name="ce11" office:value-type="string" calcext:value-type="string">
            <text:p>Diode_SMD:D_SOD-123F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1N914BW RH</text:p>
          </table:table-cell>
          <table:table-cell table:style-name="ce11" office:value-type="string" calcext:value-type="string">
            <text:p><text:a xlink:href="https://www.mouser.at/datasheet/2/395/1N4148W_SERIES_K1804-1519318.pdf" xlink:type="simple">https://www.mouser.at/datasheet/2/395/1N4148W_SERIES_K1804-1519318.pdf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J101 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Conn_01x02</text:p>
          </table:table-cell>
          <table:table-cell table:style-name="ce11" office:value-type="string" calcext:value-type="string">
            <text:p>TerminalBlock_Phoenix:TerminalBlock_Phoenix_MKDS-3-2-5.08_1x02_P5.08mm_Horizontal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TB010-508-02BE</text:p>
          </table:table-cell>
          <table:table-cell table:style-name="ce11" office:value-type="string" calcext:value-type="string">
            <text:p><text:a xlink:href="https://www.mouser.at/datasheet/2/670/tb010-508-1550629.pdf" xlink:type="simple">https://www.mouser.at/datasheet/2/670/tb010-508-1550629.pdf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J201 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Conn_01x01_Male</text:p>
          </table:table-cell>
          <table:table-cell table:style-name="ce11" office:value-type="string" calcext:value-type="string">
            <text:p>teensy-load:HeatSink_RA_T2X_64E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RA-T2X-64E</text:p>
          </table:table-cell>
          <table:table-cell table:style-name="ce11" office:value-type="string" calcext:value-type="string">
            <text:p><text:a xlink:href="https://www.ohmite.com/assets/docs/sink_f_r.pdf" xlink:type="simple">https://www.ohmite.com/assets/docs/sink_f_r.pdf</text:a>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Q201 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TS141</text:p>
          </table:table-cell>
          <table:table-cell table:style-name="ce2" office:value-type="string" calcext:value-type="string">
            <text:p>Package_TO_SOT_THT:TO-220-3_Vertical</text:p>
          </table:table-cell>
          <table:table-cell table:style-name="ce5" office:value-type="string" calcext:value-type="string">
            <text:p>OK</text:p>
          </table:table-cell>
          <table:table-cell table:style-name="ce9" office:value-type="string" calcext:value-type="string">
            <text:p>BTS141BKSA1</text:p>
          </table:table-cell>
          <table:table-cell table:style-name="ce2" office:value-type="string" calcext:value-type="string">
            <text:p><text:a xlink:href="https://www.infineon.com/dgdl/Infineon-BTS141-DS-v01_00-EN.pdf" xlink:type="simple">https://www.infineon.com/dgdl/Infineon-BTS141-DS-v01_00-EN.pdf</text:a></text:p>
          </table:table-cell>
          <table:table-cell table:style-name="ce2" table:number-columns-repeated="1017"/>
        </table:table-row>
        <table:table-row table:style-name="ro1">
          <table:table-cell table:style-name="ce11" office:value-type="string" calcext:value-type="string">
            <text:p>R201 R206 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CRGP0805F1K0</text:p>
          </table:table-cell>
          <table:table-cell table:style-name="ce11"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R202 R208 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220K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CRGP0805F220K</text:p>
          </table:table-cell>
          <table:table-cell table:style-name="ce11"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R203 R207 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22K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CRGP0805F22K</text:p>
          </table:table-cell>
          <table:table-cell table:style-name="ce11"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R204 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1K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CRGP0805F1K0</text:p>
          </table:table-cell>
          <table:table-cell table:style-name="ce11"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R205 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0m, 3W</text:p>
          </table:table-cell>
          <table:table-cell table:style-name="ce3" office:value-type="string" calcext:value-type="string">
            <text:p>teensy-load:Sense_Resistor</text:p>
          </table:table-cell>
          <table:table-cell table:style-name="ce6" office:value-type="string" calcext:value-type="string">
            <text:p>OK</text:p>
          </table:table-cell>
          <table:table-cell table:style-name="ce10" office:value-type="string" calcext:value-type="string">
            <text:p>RMCJ2U00R01FS</text:p>
          </table:table-cell>
          <table:table-cell table:style-name="ce3" office:value-type="string" calcext:value-type="string">
            <text:p><text:a xlink:href="https://www.mouser.at/datasheet/2/611/rmc-series-1074317.pdf" xlink:type="simple">https://www.mouser.at/datasheet/2/611/rmc-series-1074317.pdf</text:a></text:p>
          </table:table-cell>
          <table:table-cell table:style-name="ce3" table:number-columns-repeated="1017"/>
        </table:table-row>
        <table:table-row table:style-name="ro1">
          <table:table-cell table:style-name="ce11" office:value-type="string" calcext:value-type="string">
            <text:p>R301 R306 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39K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CRCW040239K0FKEDC</text:p>
          </table:table-cell>
          <table:table-cell table:style-name="ce11" office:value-type="string" calcext:value-type="string">
            <text:p><text:a xlink:href="https://www.mouser.at/datasheet/2/427/crcwce3-1762584.pdf" xlink:type="simple">https://www.mouser.at/datasheet/2/427/crcwce3-1762584.pdf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R302 R304 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27K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CRCW120627K0FKEAC</text:p>
          </table:table-cell>
          <table:table-cell table:style-name="ce11" office:value-type="string" calcext:value-type="string">
            <text:p><text:a xlink:href="https://www.mouser.at/datasheet/2/427/crcwce3-1762584.pdf" xlink:type="simple">https://www.mouser.at/datasheet/2/427/crcwce3-1762584.pdf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R303 R305 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33K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CRGP0805F33K</text:p>
          </table:table-cell>
          <table:table-cell table:style-name="ce11"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R307 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18K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CRGP0805F18K</text:p>
          </table:table-cell>
          <table:table-cell table:style-name="ce11"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R308 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2K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CRCW08052K00FKEAC</text:p>
          </table:table-cell>
          <table:table-cell table:style-name="ce11" office:value-type="string" calcext:value-type="string">
            <text:p><text:a xlink:href="https://www.mouser.at/datasheet/2/427/crcwce3-1762584.pdf" xlink:type="simple">https://www.mouser.at/datasheet/2/427/crcwce3-1762584.pdf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U101 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TEENSY_4.0</text:p>
          </table:table-cell>
          <table:table-cell table:style-name="ce11" office:value-type="string" calcext:value-type="string">
            <text:p>teensy-load:TEENSY_4.0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TEENSY 4.0</text:p>
          </table:table-cell>
          <table:table-cell table:style-name="ce11" office:value-type="string" calcext:value-type="string">
            <text:p><text:a xlink:href="https://www.pjrc.com/store/teensy40.html" xlink:type="simple">https://www.pjrc.com/store/teensy40.html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U102 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TLV4333</text:p>
          </table:table-cell>
          <table:table-cell table:style-name="ce11" office:value-type="string" calcext:value-type="string">
            <text:p>Package_SO:SOIC-14_3.9x8.7mm_P1.27mm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TLV4333IDR</text:p>
          </table:table-cell>
          <table:table-cell table:style-name="ce11" office:value-type="string" calcext:value-type="string">
            <text:p><text:a xlink:href="http://www.ti.com/general/docs/suppproductinfo.tsp?distId=26&amp;gotoUrl=http%3A%2F%2Fwww.ti.com%2Flit%2Fgpn%2Ftlv4333" xlink:type="simple">http://www.ti.com/general/docs/suppproductinfo.tsp?distId=26&amp;gotoUrl=http%3A%2F%2Fwww.ti.com%2Flit%2Fgpn%2Ftlv4333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U201 U301 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DAC6571</text:p>
          </table:table-cell>
          <table:table-cell table:style-name="ce11" office:value-type="string" calcext:value-type="string">
            <text:p>Package_TO_SOT_SMD:SOT-23-6_Handsoldering</text:p>
          </table:table-cell>
          <table:table-cell table:style-name="ce12" office:value-type="string" calcext:value-type="string">
            <text:p>OK</text:p>
          </table:table-cell>
          <table:table-cell table:style-name="ce14" office:value-type="string" calcext:value-type="string">
            <text:p>DAC6571IDBVR</text:p>
          </table:table-cell>
          <table:table-cell table:style-name="ce11" office:value-type="string" calcext:value-type="string">
            <text:p><text:a xlink:href="http://www.ti.com/general/docs/suppproductinfo.tsp?distId=26&amp;gotoUrl=http%3A%2F%2Fwww.ti.com%2Flit%2Fgpn%2Fdac6571" xlink:type="simple">http://www.ti.com/general/docs/suppproductinfo.tsp?distId=26&amp;gotoUrl=http%3A%2F%2Fwww.ti.com%2Flit%2Fgpn%2Fdac6571</text:a>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Headers for U101</text:p>
          </table:table-cell>
          <table:table-cell table:style-name="ce12"/>
          <table:table-cell table:style-name="ce11"/>
          <table:table-cell table:style-name="ce11" office:value-type="string" calcext:value-type="string">
            <text:p>Female headers: 2 x 14, 1 x 5</text:p>
          </table:table-cell>
          <table:table-cell table:style-name="ce12"/>
          <table:table-cell table:style-name="ce14"/>
          <table:table-cell table:style-name="ce11" table:number-columns-repeated="1018"/>
        </table:table-row>
        <table:table-row table:style-name="ro1">
          <table:table-cell table:style-name="ce11" office:value-type="string" calcext:value-type="string">
            <text:p>Heatsink compound</text:p>
          </table:table-cell>
          <table:table-cell table:style-name="ce12"/>
          <table:table-cell table:style-name="ce11" table:number-columns-repeated="2"/>
          <table:table-cell table:style-name="ce12"/>
          <table:table-cell table:style-name="ce14"/>
          <table:table-cell table:style-name="ce11"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21:54:58.303990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3T22:16:01.373799458</dc:date>
    <meta:editing-duration>PT33M48S</meta:editing-duration>
    <meta:editing-cycles>6</meta:editing-cycles>
    <meta:generator>LibreOffice/6.4.3.2$Linux_X86_64 LibreOffice_project/40$Build-2</meta:generator>
    <meta:document-statistic meta:table-count="1" meta:cell-count="136" meta:object-count="0"/>
  </office:meta>
</office:document-meta>
</file>